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ntInfo.getFontTrip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Info.getAFP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Info.AFPFontInfo( AFPFont afpFont , List triple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